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5cm" fo:min-width="5.4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5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textarea-horizontal-align="justify" draw:textarea-vertical-align="middle" draw:auto-grow-height="false" fo:min-height="4.85cm" fo:min-width="6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5.9cm" svg:height="5.1cm" svg:x="1.8cm" svg:y="6.7cm">
          <text:p text:style-name="P1">a = 3.5</text:p>
          <text:p text:style-name="P1">muestra_doble(a)</text:p>
          <text:p text:style-name="P1">print('Todo OK'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cm" svg:height="1.9cm" svg:x="11cm" svg:y="6.6cm">
          <text:p text:style-name="P2">print(2*x)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7.7cm" svg:y1="9.25cm" svg:x2="10.98cm" svg:y2="6.923cm" draw:start-shape="id1" svg:d="M7700 9250c2836 0 1197-2327 3280-2327" svg:viewBox="0 0 3281 2328">
          <text:p/>
        </draw:connector>
        <draw:frame draw:style-name="gr4" draw:layer="layout" svg:width="5.6cm" svg:height="0.962cm" svg:x="11.3cm" svg:y="5.6cm">
          <draw:text-box>
            <text:p>muestra_doble(x)</text:p>
          </draw:text-box>
        </draw:frame>
        <draw:frame draw:style-name="gr5" draw:layer="layout" svg:width="1cm" svg:height="0.962cm" svg:x="8.6cm" svg:y="7.8cm">
          <draw:text-box>
            <text:p>a</text:p>
          </draw:text-box>
        </draw:frame>
        <draw:connector draw:style-name="gr3" draw:text-style-name="P2" draw:layer="layout" draw:type="curve" draw:line-skew="0.493cm" svg:x1="14.15cm" svg:y1="8.5cm" svg:x2="7.717cm" svg:y2="10.363cm" draw:start-shape="id2" draw:start-glue-point="2" svg:d="M14150 8500c0 2512-6433 1581-6433 1863" svg:viewBox="0 0 6434 1864">
          <text:p/>
        </draw:connector>
        <draw:custom-shape draw:style-name="gr6" draw:text-style-name="P1" xml:id="id3" draw:id="id3" draw:layer="layout" svg:width="6.5cm" svg:height="5.1cm" svg:x="1.8cm" svg:y="13.701cm">
          <text:p text:style-name="P1">a = 3.5</text:p>
          <text:p text:style-name="P1">doble = calc_doble(a)</text:p>
          <text:p text:style-name="P1">print(doble)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3cm" svg:height="1.9cm" svg:x="11cm" svg:y="13.601cm">
          <text:p text:style-name="P2">return 2*x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8.3cm" svg:y1="16.251cm" svg:x2="10.98cm" svg:y2="13.924cm" draw:start-shape="id3" svg:d="M8300 16251c2386 0 1047-2327 2680-2327" svg:viewBox="0 0 2681 2328">
          <text:p/>
        </draw:connector>
        <draw:frame draw:style-name="gr4" draw:layer="layout" svg:width="5.6cm" svg:height="0.962cm" svg:x="11.3cm" svg:y="12.601cm">
          <draw:text-box>
            <text:p>calc_doble(x)</text:p>
          </draw:text-box>
        </draw:frame>
        <draw:frame draw:style-name="gr5" draw:layer="layout" svg:width="1cm" svg:height="0.962cm" svg:x="9.1cm" svg:y="14.801cm">
          <draw:text-box>
            <text:p>a</text:p>
          </draw:text-box>
        </draw:frame>
        <draw:connector draw:style-name="gr3" draw:text-style-name="P2" draw:layer="layout" draw:type="curve" draw:line-skew="0.394cm" svg:x1="14.15cm" svg:y1="15.501cm" svg:x2="8.428cm" svg:y2="16.574cm" draw:start-shape="id4" draw:start-glue-point="2" svg:d="M14150 15501c0 1771-5722 1235-5722 1073" svg:viewBox="0 0 5723 1277">
          <text:p/>
        </draw:connector>
        <draw:frame draw:style-name="gr7" draw:layer="layout" svg:width="2cm" svg:height="1cm" svg:x="10.7cm" svg:y="16cm">
          <draw:text-box>
            <text:p>2*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ano López</meta:initial-creator>
    <meta:creation-date>2015-11-18T18:52:51.253890531</meta:creation-date>
    <dc:date>2015-11-18T19:04:53.361918561</dc:date>
    <dc:creator>Emiliano López</dc:creator>
    <meta:editing-duration>PT12M1S</meta:editing-duration>
    <meta:editing-cycles>4</meta:editing-cycles>
    <meta:generator>LibreOffice/4.3.3.2$Linux_X86_64 LibreOffice_project/430m0$Build-2</meta:generator>
    <meta:document-statistic meta:object-count="13"/>
  </office:meta>
</office:document-meta>
</file>